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cdd0" officeooo:paragraph-rsid="0019cdd0"/>
    </style:style>
    <style:style style:name="P2" style:family="paragraph" style:parent-style-name="Standard">
      <style:text-properties officeooo:rsid="001ad411" officeooo:paragraph-rsid="001ad411"/>
    </style:style>
    <style:style style:name="P3" style:family="paragraph" style:parent-style-name="Standard" style:list-style-name="L1">
      <style:text-properties officeooo:rsid="001ad411" officeooo:paragraph-rsid="001ad411"/>
    </style:style>
    <style:style style:name="P4" style:family="paragraph" style:parent-style-name="Standard" style:list-style-name="L2">
      <style:text-properties officeooo:rsid="001ad411" officeooo:paragraph-rsid="001ad411"/>
    </style:style>
    <style:style style:name="P5" style:family="paragraph" style:parent-style-name="Standard" style:list-style-name="L3">
      <style:text-properties officeooo:rsid="001ad411" officeooo:paragraph-rsid="001ad411"/>
    </style:style>
    <style:style style:name="P6" style:family="paragraph" style:parent-style-name="Standard" style:list-style-name="L4">
      <style:text-properties officeooo:rsid="001ad411" officeooo:paragraph-rsid="001ad4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 list </text:p>
      <text:p text:style-name="P1">user storie = phrase qui recapitule fonctionnalité </text:p>
      <text:p text:style-name="P1">créer le wire frame </text:p>
      <text:p text:style-name="P1">lister les parties </text:p>
      <text:p text:style-name="P2">charte graphique </text:p>
      <text:p text:style-name="P2">a 7 </text:p>
      <text:p text:style-name="P2"/>
      <text:p text:style-name="P2"/>
      <text:p text:style-name="P2">plan du site : </text:p>
      <text:p text:style-name="P2"/>
      <text:p text:style-name="P2"/>
      <text:list xml:id="list2919553909" text:style-name="L1">
        <text:list-item>
          <text:p text:style-name="P3">1ere page ; présentation générale avec liens qui renvoient vers différentes parties du site </text:p>
        </text:list-item>
        <text:list-item>
          <text:p text:style-name="P3">2eme page : biographie et filmographie Quentin Tarantino</text:p>
        </text:list-item>
        <text:list-item>
          <text:p text:style-name="P3">3eme page : affiches films avec renvoi vers bande d’annonce allo-ciné </text:p>
        </text:list-item>
        <text:list-item>
          <text:p text:style-name="P3">4eme page : galerie d’images </text:p>
        </text:list-item>
      </text:list>
      <text:p text:style-name="P2"/>
      <text:p text:style-name="P2">charte graphique: </text:p>
      <text:p text:style-name="P2"/>
      <text:list xml:id="list697076851" text:style-name="L4">
        <text:list-item>
          <text:p text:style-name="P6">rouge noir gris </text:p>
        </text:list-item>
      </text:list>
      <text:p text:style-name="P2"/>
      <text:p text:style-name="P2">barre navigation : </text:p>
      <text:p text:style-name="P2"/>
      <text:list xml:id="list1818809260" text:style-name="L3">
        <text:list-item>
          <text:p text:style-name="P5">liens vers les différentes sections </text:p>
        </text:list-item>
      </text:list>
      <text:p text:style-name="P2"/>
      <text:p text:style-name="P2">footer : </text:p>
      <text:list xml:id="list1965083656" text:style-name="L2">
        <text:list-item>
          <text:p text:style-name="P4">FAQ </text:p>
        </text:list-item>
        <text:list-item>
          <text:p text:style-name="P4">sites de référence, </text:p>
        </text:list-item>
        <text:list-item>
          <text:p text:style-name="P4">liens ressources </text:p>
        </text:list-item>
      </text:list>
      <text:p text:style-name="P2"/>
      <text:p text:style-name="P2"/>
      <text:list xml:id="list120349582469310" text:continue-list="list2919553909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43:20.106111545</meta:creation-date>
    <dc:date>2020-03-09T12:03:49.313165254</dc:date>
    <meta:editing-duration>PT10M9S</meta:editing-duration>
    <meta:editing-cycles>1</meta:editing-cycles>
    <meta:document-statistic meta:table-count="0" meta:image-count="0" meta:object-count="0" meta:page-count="1" meta:paragraph-count="20" meta:word-count="94" meta:character-count="533" meta:non-whitespace-character-count="450"/>
    <meta:generator>LibreOffice/6.0.7.3$Linux_X86_64 LibreOffice_project/00m0$Build-3</meta:generator>
  </office:meta>
</office:document-meta>
</file>